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Roboto" svg:font-family="Roboto"/>
    <style:font-face style:name="Roboto1" svg:font-family="Roboto"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2111in"/>
    </style:style>
    <style:style style:name="Table1.B" style:family="table-column">
      <style:table-column-properties style:column-width="1.641in"/>
    </style:style>
    <style:style style:name="Table1.C" style:family="table-column">
      <style:table-column-properties style:column-width="0.9493in"/>
    </style:style>
    <style:style style:name="Table1.D" style:family="table-column">
      <style:table-column-properties style:column-width="0.9917in"/>
    </style:style>
    <style:style style:name="Table1.E" style:family="table-column">
      <style:table-column-properties style:column-width="2.1319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3764in"/>
    </style:style>
    <style:style style:name="Table2.B" style:family="table-column">
      <style:table-column-properties style:column-width="4.2944in"/>
    </style:style>
    <style:style style:name="Table2.C" style:family="table-column">
      <style:table-column-properties style:column-width="1.2542in"/>
    </style:style>
    <style:style style:name="Table2.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paragraph-properties fo:margin-left="0in" fo:margin-right="0in" fo:text-indent="0in" style:auto-text-indent="false"/>
    </style:style>
    <style:style style:name="P3" style:family="paragraph" style:parent-style-name="Text_20_body" style:list-style-name="L2">
      <style:paragraph-properties fo:margin-left="0in" fo:margin-right="0in" fo:text-indent="0in" style:auto-text-indent="false"/>
    </style:style>
    <style:style style:name="P4" style:family="paragraph" style:parent-style-name="Text_20_body" style:list-style-name="L3">
      <style:paragraph-properties fo:margin-left="0in" fo:margin-right="0in" fo:text-indent="0in" style:auto-text-indent="false"/>
    </style:style>
    <style:style style:name="P5" style:family="paragraph" style:parent-style-name="Text_20_body" style:list-style-name="L4"/>
    <style:style style:name="P6" style:family="paragraph" style:parent-style-name="Text_20_body" style:list-style-name="L5">
      <style:paragraph-properties fo:margin-left="0in" fo:margin-right="0in" fo:text-indent="0in" style:auto-text-indent="false"/>
    </style:style>
    <style:style style:name="P7" style:family="paragraph" style:parent-style-name="Text_20_body" style:list-style-name="L6">
      <style:paragraph-properties fo:margin-left="0in" fo:margin-right="0in" fo:text-indent="0in" style:auto-text-indent="false"/>
    </style:style>
    <style:style style:name="P8" style:family="paragraph" style:parent-style-name="Text_20_body" style:list-style-name="L7"/>
    <style:style style:name="P9" style:family="paragraph" style:parent-style-name="Text_20_body" style:list-style-name="L8">
      <style:paragraph-properties fo:margin-left="0in" fo:margin-right="0in" fo:text-indent="0in" style:auto-text-indent="false"/>
    </style:style>
    <style:style style:name="P10" style:family="paragraph" style:parent-style-name="Text_20_body" style:list-style-name="L9">
      <style:paragraph-properties fo:margin-left="0in" fo:margin-right="0in" fo:text-indent="0in" style:auto-text-indent="false"/>
    </style:style>
    <style:style style:name="P11" style:family="paragraph" style:parent-style-name="Text_20_body" style:list-style-name="L10"/>
    <style:style style:name="P12" style:family="paragraph" style:parent-style-name="Text_20_body">
      <style:text-properties fo:font-weight="bold"/>
    </style:style>
    <style:style style:name="P13" style:family="paragraph" style:parent-style-name="Text_20_body" style:list-style-name="L11"/>
    <style:style style:name="P14" style:family="paragraph" style:parent-style-name="Text_20_body">
      <style:paragraph-properties fo:margin-left="0in" fo:margin-right="0in" fo:text-indent="0in" style:auto-text-indent="false"/>
      <style:text-properties fo:font-weight="bold"/>
    </style:style>
    <style:style style:name="P15" style:family="paragraph" style:parent-style-name="Text_20_body" style:list-style-name="L12">
      <style:paragraph-properties fo:margin-left="0in" fo:margin-right="0in" fo:text-indent="0in" style:auto-text-indent="false"/>
    </style:style>
    <style:style style:name="P16" style:family="paragraph" style:parent-style-name="Text_20_body" style:list-style-name="L13">
      <style:paragraph-properties fo:margin-left="0in" fo:margin-right="0in" fo:text-indent="0in" style:auto-text-indent="false"/>
    </style:style>
    <style:style style:name="P17" style:family="paragraph" style:parent-style-name="Text_20_body" style:list-style-name="L14"/>
    <style:style style:name="P18" style:family="paragraph" style:parent-style-name="Table_20_Contents">
      <style:paragraph-properties fo:margin-left="0in" fo:margin-right="0in" fo:text-indent="0in" style:auto-text-indent="false"/>
    </style:style>
    <style:style style:name="P19" style:family="paragraph" style:parent-style-name="Table_20_Contents">
      <style:text-properties fo:font-weight="bold"/>
    </style:style>
    <style:style style:name="P20" style:family="paragraph" style:parent-style-name="Table_20_Contents">
      <style:paragraph-properties fo:margin-left="0in" fo:margin-right="0in" fo:margin-top="0in" fo:margin-bottom="0.1965in" style:contextual-spacing="false" fo:text-indent="0in" style:auto-text-indent="false"/>
    </style:style>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6">
      <style:paragraph-properties fo:margin-left="0in" fo:margin-right="0in" fo:text-indent="0in" style:auto-text-indent="false"/>
    </style:style>
    <style:style style:name="P24" style:family="paragraph" style:parent-style-name="Text_20_body" style:list-style-name="L17"/>
    <style:style style:name="P25" style:family="paragraph" style:parent-style-name="Text_20_body" style:list-style-name="L18">
      <style:paragraph-properties fo:margin-left="0in" fo:margin-right="0in" fo:text-indent="0in" style:auto-text-indent="false"/>
    </style:style>
    <style:style style:name="P26" style:family="paragraph" style:parent-style-name="Text_20_body" style:list-style-name="L19">
      <style:paragraph-properties fo:margin-left="0in" fo:margin-right="0in" fo:text-indent="0in" style:auto-text-indent="false"/>
    </style:style>
    <style:style style:name="P27" style:family="paragraph" style:parent-style-name="Text_20_body" style:list-style-name="L20"/>
    <style:style style:name="P28" style:family="paragraph" style:parent-style-name="Text_20_body" style:list-style-name="L21">
      <style:paragraph-properties fo:margin-left="0in" fo:margin-right="0in" fo:text-indent="0in" style:auto-text-indent="false"/>
    </style:style>
    <style:style style:name="P29" style:family="paragraph" style:parent-style-name="Text_20_body" style:list-style-name="L22"/>
    <style:style style:name="P30" style:family="paragraph" style:parent-style-name="Text_20_body" style:list-style-name="L23">
      <style:paragraph-properties fo:margin-left="0in" fo:margin-right="0in" fo:text-indent="0in" style:auto-text-indent="false"/>
    </style:style>
    <style:style style:name="P31" style:family="paragraph" style:parent-style-name="Text_20_body" style:list-style-name="L23"/>
    <style:style style:name="P32" style:family="paragraph" style:parent-style-name="Text_20_body" style:list-style-name="L24">
      <style:paragraph-properties fo:margin-left="0in" fo:margin-right="0in" fo:text-indent="0in" style:auto-text-indent="false"/>
    </style:style>
    <style:style style:name="P33" style:family="paragraph" style:parent-style-name="Table_20_Contents">
      <style:text-properties fo:font-size="2pt" style:font-size-asian="2pt" style:font-size-complex="2pt"/>
    </style:style>
    <style:style style:name="P34" style:family="paragraph" style:parent-style-name="Text_20_body" style:list-style-name="L25">
      <style:text-properties fo:font-weight="bold"/>
    </style:style>
    <style:style style:name="P35" style:family="paragraph" style:parent-style-name="Text_20_body" style:list-style-name="L25"/>
    <style:style style:name="P36" style:family="paragraph" style:parent-style-name="Text_20_body" style:list-style-name="L26">
      <style:paragraph-properties fo:margin-left="0in" fo:margin-right="0in" fo:text-indent="0in" style:auto-text-indent="false"/>
    </style:style>
    <style:style style:name="P37" style:family="paragraph" style:parent-style-name="Text_20_body" style:list-style-name="L27">
      <style:paragraph-properties fo:margin-left="0in" fo:margin-right="0in" fo:text-indent="0in" style:auto-text-indent="false"/>
    </style:style>
    <style:style style:name="P38" style:family="paragraph" style:parent-style-name="Text_20_body" style:list-style-name="L28">
      <style:paragraph-properties fo:margin-left="0in" fo:margin-right="0in" fo:text-indent="0in" style:auto-text-indent="false"/>
    </style:style>
    <style:style style:name="P39" style:family="paragraph" style:parent-style-name="Text_20_body" style:list-style-name="L29"/>
    <style:style style:name="P40" style:family="paragraph" style:parent-style-name="Text_20_body" style:list-style-name="L30"/>
    <style:style style:name="P41" style:family="paragraph" style:parent-style-name="Text_20_body" style:list-style-name="L30">
      <style:paragraph-properties fo:margin-left="0in" fo:margin-right="0in" fo:text-indent="0in" style:auto-text-indent="false"/>
    </style:style>
    <style:style style:name="P42" style:family="paragraph" style:parent-style-name="Text_20_body" style:list-style-name="L31">
      <style:paragraph-properties fo:margin-left="0in" fo:margin-right="0in" fo:text-indent="0in" style:auto-text-indent="false"/>
    </style:style>
    <style:style style:name="P43" style:family="paragraph" style:parent-style-name="Text_20_body" style:list-style-name="L32"/>
    <style:style style:name="P44" style:family="paragraph" style:parent-style-name="Text_20_body" style:list-style-name="L32">
      <style:paragraph-properties fo:margin-left="0in" fo:margin-right="0in" fo:text-indent="0in" style:auto-text-indent="false"/>
    </style:style>
    <style:style style:name="P45" style:family="paragraph" style:parent-style-name="Text_20_body" style:list-style-name="L33"/>
    <style:style style:name="P46" style:family="paragraph" style:parent-style-name="Text_20_body" style:list-style-name="L34">
      <style:paragraph-properties fo:margin-left="0in" fo:margin-right="0in" fo:text-indent="0in" style:auto-text-indent="false"/>
    </style:style>
    <style:style style:name="P47" style:family="paragraph" style:parent-style-name="Text_20_body" style:list-style-name="L34"/>
    <style:style style:name="P48" style:family="paragraph" style:parent-style-name="Text_20_body" style:list-style-name="L35"/>
    <style:style style:name="P49" style:family="paragraph" style:parent-style-name="Text_20_body" style:list-style-name="L35">
      <style:paragraph-properties fo:margin-left="0in" fo:margin-right="0in" fo:text-indent="0in" style:auto-text-indent="false"/>
    </style:style>
    <style:style style:name="P50" style:family="paragraph" style:parent-style-name="Text_20_body" style:list-style-name="L36">
      <style:paragraph-properties fo:margin-left="0in" fo:margin-right="0in" fo:text-indent="0in" style:auto-text-indent="false"/>
    </style:style>
    <style:style style:name="P51" style:family="paragraph" style:parent-style-name="Preformatted_20_Text">
      <style:paragraph-properties fo:margin-left="0in" fo:margin-right="0in" fo:text-indent="0in" style:auto-text-indent="false"/>
    </style:style>
    <style:style style:name="P52" style:family="paragraph" style:parent-style-name="Preformatted_20_Text">
      <style:paragraph-properties fo:margin-top="0in" fo:margin-bottom="0.1965in" style:contextual-spacing="false"/>
    </style:style>
    <style:style style:name="T1" style:family="text">
      <style:text-properties fo:font-weight="bold"/>
    </style:style>
    <style:style style:name="T2" style:family="text">
      <style:text-properties fo:font-style="italic"/>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stitutional Liquidity Strategy (ILS) 3.0: Refined Quantitative Framework &amp; Anti-Fragile Risk Architecture</text:h>
      <text:h text:style-name="Heading_20_2" text:outline-level="2">1. Executive Summary: The Strategic Pivot</text:h>
      <text:p text:style-name="Text_20_body">The transition from the Institutional Liquidity Strategy (ILS) 2.0 to the refined <text:span text:style-name="T1">ILS 3.0</text:span> represents a fundamental paradigm shift in our algorithmic and discretionary trading operations. This evolution is not merely an optimization of parameters but a structural overhaul necessitated by the rigorous backtesting, forward-testing, and critical feedback analysis of the preceding model. The ILS 2.0 framework, built upon the popular "Smart Money Concepts" (SMC), provided a coherent vocabulary for interpreting market movements—specifically through the lens of Order Blocks, Fair Value Gaps (FVG), and Liquidity Sweeps. However, its deployment in live, non-stationary market environments exposed three critical vulnerabilities: <text:span text:style-name="T1">False Precision</text:span>, <text:span text:style-name="T1">Fractal Fragility</text:span>, and <text:span text:style-name="T1">Sizing Risks</text:span>.</text:p>
      <text:p text:style-name="Text_20_body">The feedback indicates that ILS 2.0 suffered from a deterministic worldview, assuming that institutional algorithms defend specific price coordinates with "pip-perfect" accuracy. This led to over-fitting and missed opportunities when liquidity was absorbed across broader zones rather than precise lines. Furthermore, the reliance on static fractal definitions (e.g., the rigid 5-bar Bill Williams pattern) rendered the strategy fragile across varying volatility regimes; a structure that signaled a reversal in a mean-reverting Forex pair often represented mere noise in a momentum-driven asset like Gold or Crypto. Most critically, the utilization of the Kelly Criterion for position sizing—while theoretically optimal for games of closed probabilities—proved ruinous in the open system of financial markets where "estimation risk" is unavoidable.</text:p>
      <text:p text:style-name="Text_20_body"><text:span text:style-name="T1">ILS 3.0 (Refined)</text:span> addresses these failures by abandoning the narrative-driven rigidity of classic SMC in favor of a dynamic, probability-weighted architecture. This report details the comprehensive implementation of four new strategic pillars:</text:p>
      <text:list text:style-name="L1">
        <text:list-item>
          <text:p text:style-name="P1"><text:span text:style-name="T1">Asset-Specific Adaptive Fractals:</text:span> Replacing static candlestick counts with dynamic lookback periods modulated by Average True Range (ATR) and Fractal Dimension analysis to account for asset-specific volatility profiles.</text:p>
        </text:list-item>
        <text:list-item>
          <text:p text:style-name="P1"><text:span text:style-name="T1">Conditional Market Structure Shift (MSS) Logic:</text:span> Integrating quantitative filters for <text:span text:style-name="T1">Displacement</text:span> (Body-to-Range Ratio and ATR Expansion) and <text:span text:style-name="T1">Choppiness</text:span> (Market Efficiency) to validate trend reversals and eliminate "fakeouts."</text:p>
        </text:list-item>
        <text:list-item>
          <text:p text:style-name="P1"><text:span text:style-name="T1">Tiered Scoring System:</text:span> Moving from binary "Trade/No-Trade" signals to a weighted confluence score (0-100) that dictates conviction levels and filters out sub-optimal setups.</text:p>
        </text:list-item>
        <text:list-item>
          <text:p text:style-name="P1"><text:span text:style-name="T1">Fixed Fractional Position Sizing:</text:span> A decisive rejection of the Kelly Criterion in favor of a robust Fixed Fractional model that prioritizes capital preservation (Anti-Martingale) and psychological stability over theoretical geometric maximization.</text:p>
        </text:list-item>
      </text:list>
      <text:p text:style-name="Text_20_body"><text:soft-page-break/>This document serves as the definitive technical manual for ILS 3.0, synthesizing advanced market structure theory with rigorous quantitative risk management to create an "Anti-Fragile" trading system capable of thriving in diverse market conditions.</text:p>
      <text:p text:style-name="Horizontal_20_Line"/>
      <text:h text:style-name="Heading_20_2" text:outline-level="2">2. Forensic Audit of ILS 2.0: The Failure Modes</text:h>
      <text:p text:style-name="Text_20_body">To construct a robust trading system, one must first perform a ruthless autopsy of its predecessor. The feedback regarding ILS 2.0 challenges the core assumptions of the standard "Smart Money" narrative, revealing that what is often marketed as "institutional insight" can devolve into curve-fitted fallacy when applied without quantitative rigor.</text:p>
      <text:h text:style-name="Heading_20_3" text:outline-level="3">2.1 The Illusion of False Precision</text:h>
      <text:p text:style-name="P2">ILS 2.0 was predicated on the "Smart Money" taxonomy, which posits that price delivery is orchestrated by a singular, monolithic institutional entity with precise intent. This narrative suggests that specific price levels—such as the exact open of a bearish candle before a drop (the Order Block)—are algorithmically defended with absolute precision.   </text:p>
      <text:p text:style-name="P2"><text:span text:style-name="T1">Quantitative Feedback Analysis:</text:span> The critique of False Precision argues that while institutions do leave liquidity footprints, the specific granularity retail traders ascribe to them is illusory. Research indicates that "Smart Money Concepts" are effectively "repackaged price action" with added complexity and jargon. For instance, an "Order Block" is functionally indistinguishable from a traditional Supply/Demand zone , and a "Liquidity Sweep" is technically a False Breakout or Bull/Bear Trap.   </text:p>
      <text:p text:style-name="Text_20_body">The operational failure of ILS 2.0 stemmed from treating these zones as precise lines.</text:p>
      <text:list text:style-name="L2">
        <text:list-item>
          <text:p text:style-name="P3"><text:span text:style-name="T1">Over-Filtering:</text:span> The algorithm often demanded a retracement to the "50% Mean Threshold" of an Order Block. In strong trends, institutional order flow often front-runs these levels, mitigating orders at the edge of the zone (the "Open") or slightly before it. This resulted in the strategy missing the highest-probability, high-momentum moves.   </text:p>
        </text:list-item>
      </text:list>
      <text:list text:style-name="L3">
        <text:list-item>
          <text:p text:style-name="P4"><text:span text:style-name="T1">Narrative Bias:</text:span> Traders utilizing ILS 2.0 often fell victim to apophenia—the tendency to perceive meaningful connections in random data. Random microstructure noise was frequently misinterpreted as "institutional manipulation," leading to forced trades in low-probability conditions.   </text:p>
        </text:list-item>
      </text:list>
      <text:list text:style-name="L4">
        <text:list-item>
          <text:p text:style-name="P5"/>
        </text:list-item>
      </text:list>
      <text:p text:style-name="P2">In reality, liquidity is dispersed across a <text:span text:style-name="T2">zone</text:span>, not a line. The fragmentation of liquidity across multiple exchanges (spot, futures, dark pools) and the prevalence of High-Frequency Trading (HFT) noise mean that a "perfect tap" on one data feed may appear as a "miss" or "deep penetration" on another. ILS 3.0 must abandon the fantasy of precision in favor of <text:span text:style-name="T1">Probabilistic Zone Logic</text:span>.   </text:p>
      <text:h text:style-name="Heading_20_3" text:outline-level="3"><text:soft-page-break/>2.2 Fractal Fragility and Static Parameters</text:h>
      <text:p text:style-name="P2">The concept of "Fractals"—recurring geometric patterns at different scales—was central to the market structure definition in ILS 2.0. The strategy utilized the classic Bill Williams Fractal definition: a 5-bar pattern where the middle bar represents a high/low flanked by two lower highs (for a bearish fractal) or higher lows (for a bullish fractal).   </text:p>
      <text:p text:style-name="Text_20_body"><text:span text:style-name="T1">The Structural Flaw:</text:span> While mathematically elegant in hindsight, the 5-bar fractal is a static measure applied to a dynamic, non-stationary system.</text:p>
      <text:list text:style-name="L5">
        <text:list-item>
          <text:p text:style-name="P6"><text:span text:style-name="T1">Asset Sensitivity:</text:span> A 5-bar fractal on a highly liquid, mean-reverting pair like EUR/USD often represents a significant structural pivot. However, on a volatile, "heavy-tailed" asset like Gold (XAU/USD) or Bitcoin, a 5-bar sequence is often merely noise within a single volatility impulse.   </text:p>
        </text:list-item>
      </text:list>
      <text:list text:style-name="L6">
        <text:list-item>
          <text:p text:style-name="P7"><text:span text:style-name="T1">Timeframe Dependency:</text:span> ILS 2.0 applied the same fractal logic to the 1-minute chart as the 4-hour chart. This ignores the signal-to-noise ratio, which degrades significantly on lower timeframes due to microstructure friction and bid-ask bounce.   </text:p>
        </text:list-item>
      </text:list>
      <text:list text:style-name="L7">
        <text:list-item>
          <text:p text:style-name="P8"/>
        </text:list-item>
      </text:list>
      <text:p text:style-name="Text_20_body">This "Fractal Fragility" resulted in the strategy getting "chopped up" during high-volatility expansion phases. Minor pullbacks were misidentified as structural pivots (Break of Structure or BOS), leading the algorithm to enter counter-trend positions prematurely. ILS 3.0 requires <text:span text:style-name="T1">Adaptive Fractal Parameters</text:span> that adjust the definition of "structure" based on the asset's current volatility profile (ATR) and market efficiency.</text:p>
      <text:h text:style-name="Heading_20_3" text:outline-level="3">2.3 Sizing Risks: The Mathematical Trap of the Kelly Criterion</text:h>
      <text:p text:style-name="P2">The most dangerous feedback regarding ILS 2.0 concerned its position sizing model. The strategy employed the <text:span text:style-name="T1">Kelly Criterion</text:span> (f=bbp−q​) to maximize the geometric growth rate of the portfolio. This formula requires two inputs: the probability of winning (p) and the payoff ratio (b).   </text:p>
      <text:p text:style-name="P2"><text:span text:style-name="T1">The Theory vs. Reality Gap:</text:span> The Kelly Criterion is mathematically optimal <text:span text:style-name="T2">only</text:span> if p and b are known and <text:span text:style-name="T1">stationary</text:span> (unchanging over time), as in a game of Blackjack or Roulette. Financial markets are fundamentally <text:span text:style-name="T1">non-stationary</text:span>; the probability of a win fluctuates wildly based on market regimes (trending vs. ranging, low vol vs. high vol).   </text:p>
      <text:list text:style-name="L8">
        <text:list-item>
          <text:p text:style-name="P9"><text:span text:style-name="T1">Estimation Risk:</text:span> The most critical flaw is "Estimation Risk." If a trader estimates their win rate at 55% based on backtesting, but the live market regime shifts and the true win rate drops to 45%, a Full Kelly bet becomes a levered wager on a losing proposition. This mathematical divergence leads to rapid and irreversible ruin.   </text:p>
        </text:list-item>
      </text:list>
      <text:list text:style-name="L9">
        <text:list-item>
          <text:p text:style-name="P10"><text:span text:style-name="T1">Volatile Drawdowns:</text:span> Even if the probabilities are estimated correctly, Kelly sizing is notoriously aggressive. It accepts massive volatility and 50%+ drawdowns as the necessary "price" for maximizing long-term wealth. For a managed fund or a retail trader with psychological limits, this volatility is unacceptable and often leads to strategy abandonment at the bottom of the equity curve.   </text:p>
        </text:list-item>
      </text:list>
      <text:list text:style-name="L10">
        <text:list-item>
          <text:p text:style-name="P11"><text:soft-page-break/></text:p>
        </text:list-item>
      </text:list>
      <text:p text:style-name="P2">The feedback is clear: Kelly is "optimal" for a robot with infinite capital and infinite time, but "fatal" for a human trader operating in a finite, shifting market. ILS 3.0 must adopt a robust <text:span text:style-name="T1">Fixed Fractional</text:span> model that ensures survival first and growth second.   </text:p>
      <text:p text:style-name="Horizontal_20_Line"/>
      <text:h text:style-name="Heading_20_2" text:outline-level="2">3. Pillar I: Asset-Specific Adaptive Fractals</text:h>
      <text:p text:style-name="Text_20_body">In ILS 3.0, "Structure" is no longer defined by a static number of candles. The rigid application of the 5-bar fractal is replaced by <text:span text:style-name="T1">Adaptive Fractal Logic</text:span>. This pillar acknowledges that different assets have different "heartbeats" or volatility signatures, and our structural identification must tune itself to these frequencies.</text:p>
      <text:h text:style-name="Heading_20_3" text:outline-level="3">3.1 The Theory of Adaptive Lookback</text:h>
      <text:p text:style-name="P2">Market noise is not uniform. To filter noise effectively, the "Lookback Period" (L) for defining a swing high or low must scale with the asset's <text:span text:style-name="T1">Average True Range (ATR)</text:span> or <text:span text:style-name="T1">Fractal Dimension</text:span>.</text:p>
      <text:p text:style-name="P12">Concept:</text:p>
      <text:list text:style-name="L11">
        <text:list-item>
          <text:p text:style-name="P13"><text:span text:style-name="T1">High Volatility (High ATR/High Noise):</text:span> When the market is expanding or experiencing news-driven volatility, short-term pivots are often meaningless noise. We require a <text:span text:style-name="T1">Larger Lookback</text:span> (e.g., 7-10 bars) to confirm a pivot is a true structural turning point.</text:p>
        </text:list-item>
        <text:list-item>
          <text:p text:style-name="P13"><text:span text:style-name="T1">Low Volatility (Low ATR/High Efficiency):</text:span> When the market is "quiet" or strictly trending, it is efficient. A <text:span text:style-name="T1">Smaller Lookback</text:span> (e.g., 3-5 bars) is sufficient to identify meaningful structure without lagging the move.</text:p>
        </text:list-item>
      </text:list>
      <text:h text:style-name="Heading_20_3" text:outline-level="3">3.2 The Adaptive Mechanism</text:h>
      <text:p text:style-name="P2">We utilize a dynamic parameter adjustment mechanism influenced by the <text:span text:style-name="T1">Fractal Adaptive Moving Average (FRAMA)</text:span> concepts. The lookback period L adjusts based on the ratio of short-term volatility to long-term volatility.   </text:p>
      <text:p text:style-name="P14">Formula for Adaptive Lookback (Ladaptive​):</text:p>
      <text:p text:style-name="P2">Ladaptive​=Round(Lbase​×(1+α(ATRlong​ATRshort​​−1)))</text:p>
      <text:p text:style-name="Text_20_body">Where:</text:p>
      <text:list text:style-name="L12">
        <text:list-item>
          <text:p text:style-name="P15">Lbase​ = The baseline fractal setting (e.g., 5 bars).</text:p>
        </text:list-item>
        <text:list-item>
          <text:p text:style-name="P15">ATRshort​ = 14-period Average True Range.</text:p>
        </text:list-item>
        <text:list-item>
          <text:p text:style-name="P15">ATRlong​ = 100-period Average True Range.</text:p>
        </text:list-item>
        <text:list-item>
          <text:p text:style-name="P15">α = Sensitivity Coefficient (typically 0.5 to 1.0).</text:p>
        </text:list-item>
      </text:list>
      <text:p text:style-name="P12">Operational Logic:</text:p>
      <text:list text:style-name="L13">
        <text:list-item>
          <text:p text:style-name="P16"><text:soft-page-break/>If current volatility matches historical volatility (ATRshort​≈ATRlong​), the lookback remains near the Base.</text:p>
        </text:list-item>
        <text:list-item>
          <text:p text:style-name="P16">If current volatility spikes (ATRshort​&gt;ATRlong​), the term becomes positive, increasing the lookback L. This effectively "zooms out," forcing the algorithm to wait for more significant, clearer structures before signaling a break, thereby filtering out "wicky" noise during events.</text:p>
        </text:list-item>
        <text:list-item>
          <text:p text:style-name="P16">If volatility compresses (ATRshort​&lt;ATRlong​), the lookback decreases, allowing the strategy to catch early entries in tight ranges (e.g., pre-breakout compression).   </text:p>
        </text:list-item>
      </text:list>
      <text:list text:style-name="L14">
        <text:list-item>
          <text:p text:style-name="P17"/>
        </text:list-item>
      </text:list>
      <text:h text:style-name="Heading_20_3" text:outline-level="3">3.3 Asset Class Parameter Matrix</text:h>
      <text:p text:style-name="Text_20_body">The feedback on "Fractal Fragility" highlighted that Gold and Indices behave differently than Forex majors. ILS 3.0 hard-codes these differences into an <text:span text:style-name="T1">Asset Class Matrix</text:span>.</text:p>
      <text:p text:style-name="P12">Table 1: Asset-Specific Fractal Parameter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Contents">Asset Class</text:p>
            </table:table-cell>
            <table:table-cell table:style-name="Table1.A1" office:value-type="string">
              <text:p text:style-name="Table_20_Contents">Market Characteristics</text:p>
            </table:table-cell>
            <table:table-cell table:style-name="Table1.A1" office:value-type="string">
              <text:p text:style-name="P18">Base Lookback (Lbase​)</text:p>
            </table:table-cell>
            <table:table-cell table:style-name="Table1.A1" office:value-type="string">
              <text:p text:style-name="P18">Volatility Sensitivity (α)</text:p>
            </table:table-cell>
            <table:table-cell table:style-name="Table1.A1" office:value-type="string">
              <text:p text:style-name="Table_20_Contents">Rationale</text:p>
            </table:table-cell>
          </table:table-row>
        </table:table-header-rows>
        <table:table-row>
          <table:table-cell table:style-name="Table1.A1" office:value-type="string">
            <text:p text:style-name="P19">Major Forex (EURUSD)</text:p>
          </table:table-cell>
          <table:table-cell table:style-name="Table1.A1" office:value-type="string">
            <text:p text:style-name="Table_20_Contents">High liquidity, Mean-reverting, "Clean" structure</text:p>
          </table:table-cell>
          <table:table-cell table:style-name="Table1.A1" office:value-type="string">
            <text:p text:style-name="P19">5 Bars</text:p>
          </table:table-cell>
          <table:table-cell table:style-name="Table1.A1" office:value-type="string">
            <text:p text:style-name="P19">0.5 (Low)</text:p>
          </table:table-cell>
          <table:table-cell table:style-name="Table1.A1" office:value-type="string">
            <text:p text:style-name="P20">Standard Bill Williams logic holds well due to deep liquidity dampening noise.</text:p>
          </table:table-cell>
        </table:table-row>
        <table:table-row>
          <table:table-cell table:style-name="Table1.A1" office:value-type="string">
            <text:p text:style-name="P19">Crosses (GBPJPY)</text:p>
          </table:table-cell>
          <table:table-cell table:style-name="Table1.A1" office:value-type="string">
            <text:p text:style-name="Table_20_Contents">Moderate liquidity, High Volatility, "Wicky"</text:p>
          </table:table-cell>
          <table:table-cell table:style-name="Table1.A1" office:value-type="string">
            <text:p text:style-name="P19">7 Bars</text:p>
          </table:table-cell>
          <table:table-cell table:style-name="Table1.A1" office:value-type="string">
            <text:p text:style-name="P19">1.0 (Med)</text:p>
          </table:table-cell>
          <table:table-cell table:style-name="Table1.A1" office:value-type="string">
            <text:p text:style-name="P20">Requires a wider filter to avoid false BOS signals from stop-hunts.</text:p>
          </table:table-cell>
        </table:table-row>
        <table:table-row>
          <table:table-cell table:style-name="Table1.A1" office:value-type="string">
            <text:p text:style-name="P19">Commodities (Gold)</text:p>
          </table:table-cell>
          <table:table-cell table:style-name="Table1.A1" office:value-type="string">
            <text:p text:style-name="Table_20_Contents">Explosive moves, Deep retracements, Heavy Tails</text:p>
          </table:table-cell>
          <table:table-cell table:style-name="Table1.A1" office:value-type="string">
            <text:p text:style-name="P19">9 Bars</text:p>
          </table:table-cell>
          <table:table-cell table:style-name="Table1.A1" office:value-type="string">
            <text:p text:style-name="P19">1.5 (High)</text:p>
          </table:table-cell>
          <table:table-cell table:style-name="Table1.A1" office:value-type="string">
            <text:p text:style-name="P20">Gold's "noise" often spans 5-7 bars. A 9-bar fractal is required to identify true structural pivots.</text:p>
          </table:table-cell>
        </table:table-row>
        <table:table-row>
          <table:table-cell table:style-name="Table1.A1" office:value-type="string">
            <text:p text:style-name="P19">Indices (NAS100)</text:p>
          </table:table-cell>
          <table:table-cell table:style-name="Table1.A1" office:value-type="string">
            <text:p text:style-name="Table_20_Contents">Directional, Trend-persistent, Aggressive Stop-hunts</text:p>
          </table:table-cell>
          <table:table-cell table:style-name="Table1.A1" office:value-type="string">
            <text:p text:style-name="P19">7 Bars</text:p>
          </table:table-cell>
          <table:table-cell table:style-name="Table1.A1" office:value-type="string">
            <text:p text:style-name="P19">1.2 (Med)</text:p>
          </table:table-cell>
          <table:table-cell table:style-name="Table1.A1" office:value-type="string">
            <text:p text:style-name="P20">Indices tend to V-reverse; a slightly higher lookback filters out the initial "fake" reversal.</text:p>
          </table:table-cell>
        </table:table-row>
      </table:table>
      <text:p text:style-name="Text_20_body">  </text:p>
      <text:p text:style-name="Text_20_body"><text:span text:style-name="T2">Strategic Implication:</text:span> By strictly defining these parameters per asset, we eliminate "Fractal Fragility." A structural break on Gold now requires more force and duration to trigger than a break on Euro, aligning the strategy with the unique "personality" of the asset.</text:p>
      <text:h text:style-name="Heading_20_3" text:outline-level="3">3.4 Differentiating Major vs. Minor Structure</text:h>
      <text:p text:style-name="P2">ILS 3.0 further refines structure by distinguishing between <text:span text:style-name="T1">Internal Structure</text:span> (Minor Flow) and <text:span text:style-name="T1">External Structure</text:span> (Major Swings).   </text:p>
      <text:list text:style-name="L15">
        <text:list-item>
          <text:p text:style-name="P21"><text:soft-page-break/><text:span text:style-name="T1">Internal Structure (Entry Trigger):</text:span> Uses a fast lookback (e.g., 3-5 bars) to identify immediate shifts in momentum on Lower Timeframes (LTF). This allows for early entry into a move.</text:p>
        </text:list-item>
        <text:list-item>
          <text:p text:style-name="P21"><text:span text:style-name="T1">External Structure (Bias Definition):</text:span> Uses a slow lookback (e.g., 10-20 bars or Higher Timeframe Fractals) to define the overall Trend Bias.</text:p>
        </text:list-item>
      </text:list>
      <text:p text:style-name="Text_20_body"><text:span text:style-name="T1">Rule:</text:span> An Internal Market Structure Shift (MSS) is only valid if it occurs <text:span text:style-name="T2">in the direction</text:span> of the External Structure or after a sweep of External Liquidity.</text:p>
      <text:p text:style-name="Horizontal_20_Line"/>
      <text:h text:style-name="Heading_20_2" text:outline-level="2">4. Pillar II: Conditional Market Structure Shift (MSS) Logic</text:h>
      <text:p text:style-name="P2">A "Market Structure Shift" (MSS) or "Change of Character" (CHoCH) is the primary entry trigger in the SMC framework. It signals a potential trend reversal. However, simply breaking a high or low is insufficient; in a ranging market, highs and lows are violated constantly without trend follow-through.   </text:p>
      <text:p text:style-name="Text_20_body">ILS 3.0 introduces a <text:span text:style-name="T1">Conditional Validation Gate</text:span> for all MSS signals. An MSS is no longer a signal in itself; it is merely a "Alert" that must pass three rigorous filters to become a "Trade."</text:p>
      <text:h text:style-name="Heading_20_3" text:outline-level="3">4.1 Condition A: Displacement Quantification</text:h>
      <text:p text:style-name="P2">An MSS is only valid if accompanied by <text:span text:style-name="T1">Displacement</text:span>. Displacement represents aggressive institutional participation, characterized by large candles that leave imbalances. ILS 3.0 moves from a subjective "looks strong" assessment to a quantitative definition.   </text:p>
      <text:p text:style-name="P12">Quantitative Definition of Displacement:</text:p>
      <text:list text:style-name="L16">
        <text:list-item>
          <text:p text:style-name="P22"><text:span text:style-name="T1">Candle Body Ratio:</text:span> The body of the breakout candle must represent at least <text:span text:style-name="T1">60%</text:span> of the candle's total range.</text:p>
          <text:list>
            <text:list-item>
              <text:p text:style-name="P23"><text:span text:style-name="T2">Logic:</text:span> Large wicks indicate rejection. A large body indicates acceptance and urgency. If a candle breaks a high but closes with a 50% wick, it is a rejection, not displacement.   </text:p>
            </text:list-item>
          </text:list>
        </text:list-item>
      </text:list>
      <text:list text:style-name="L17">
        <text:list-item>
          <text:p text:style-name="P24"/>
        </text:list-item>
      </text:list>
      <text:list text:style-name="L18">
        <text:list-item>
          <text:p text:style-name="P25"><text:span text:style-name="T1">ATR Expansion:</text:span> The range of the displacement candle must be greater than <text:span text:style-name="T1">1.5x</text:span> the 14-period ATR (Range&gt;1.5×ATR14​).</text:p>
        </text:list-item>
      </text:list>
      <text:list text:style-name="L19">
        <text:list-item>
          <text:p text:style-name="P26"><text:span text:style-name="T2">Logic:</text:span> The move must be statistically significant relative to recent volatility. A breakout that is "quiet" is likely a trap.   </text:p>
        </text:list-item>
      </text:list>
      <text:list text:style-name="L20">
        <text:list-item>
          <text:p text:style-name="P27"/>
        </text:list-item>
      </text:list>
      <text:list text:style-name="L21">
        <text:list-item>
          <text:p text:style-name="P28"><text:span text:style-name="T1">Volume Delta (Optional):</text:span> If volume data is available (e.g., Futures), the breakout candle must show volume &gt;125% of the 20-period Moving Average Volume.   </text:p>
        </text:list-item>
      </text:list>
      <text:list text:style-name="L22">
        <text:list-item text:start-value="3">
          <text:p text:style-name="P29"/>
        </text:list-item>
      </text:list>
      <text:p text:style-name="Text_20_body"><text:span text:style-name="T1">Filter Logic:</text:span> If price breaks a swing point but fails these criteria (e.g., small candles, low volume, large wicks), it is classified as a <text:span text:style-name="T1">Liquidity Grab</text:span> or <text:span text:style-name="T1">Fakeout</text:span>. The MSS signal is rejected.</text:p>
      <text:h text:style-name="Heading_20_3" text:outline-level="3"><text:soft-page-break/>4.2 Condition B: The Liquidity Sweep Prerequisite</text:h>
      <text:p text:style-name="P2">Institutions require liquidity to fill large orders. They generate this by pushing price <text:span text:style-name="T2">beyond</text:span> old highs/lows to trigger retail stop-losses before reversing. This concept is often referred to as "Turtle Soup."   </text:p>
      <text:p text:style-name="Text_20_body"><text:span text:style-name="T1">The Prerequisite Rule:</text:span> A valid <text:span text:style-name="T1">Bearish MSS</text:span> must be immediately preceded by a <text:span text:style-name="T1">Liquidity Sweep</text:span> of a Swing High (Buy-Side Liquidity). A valid <text:span text:style-name="T1">Bullish MSS</text:span> must be immediately preceded by a <text:span text:style-name="T1">Liquidity Sweep</text:span> of a Swing Low (Sell-Side Liquidity).</text:p>
      <text:p text:style-name="P12">Algorithm Sequence:</text:p>
      <text:list text:style-name="L23">
        <text:list-item>
          <text:p text:style-name="P30">Identify Swing High H1​.</text:p>
        </text:list-item>
        <text:list-item>
          <text:p text:style-name="P30">Price pushes to H2​ where H2​&gt;H1​ (Sweeping liquidity).</text:p>
        </text:list-item>
        <text:list-item>
          <text:p text:style-name="P31">Price reverses aggressively (Displacement).</text:p>
        </text:list-item>
        <text:list-item>
          <text:p text:style-name="P31">Price breaks the intervening Swing Low (MSS).</text:p>
        </text:list-item>
        <text:list-item>
          <text:p text:style-name="P31"><text:span text:style-name="T1">Trigger:</text:span> Valid Entry Setup.</text:p>
        </text:list-item>
      </text:list>
      <text:p text:style-name="Text_20_body"><text:span text:style-name="T2">Strategic Implication:</text:span> If the MSS occurs <text:span text:style-name="T2">without</text:span> a prior liquidity sweep (i.e., a continuation breakout from the middle of a range), it is classified as a lower-probability "Continuation Structure." In the Tiered Scoring system, this receives a lower score and reduced risk.</text:p>
      <text:h text:style-name="Heading_20_3" text:outline-level="3">4.3 Condition C: The Choppiness Filter</text:h>
      <text:p text:style-name="P2">To avoid false signals in sideways markets—the "meat grinder" for trend reversal strategies—we utilize the <text:span text:style-name="T1">Choppiness Index (CHOP)</text:span>.   </text:p>
      <text:p text:style-name="Text_20_body"><text:span text:style-name="T1">Formula:</text:span> </text:p>
      <text:p text:style-name="P2">CHOP=100×log10​(n)log10​(∑ATR1​/(MaxHigh−MinLow))​</text:p>
      <text:p text:style-name="P12">Regime Thresholds:</text:p>
      <text:list text:style-name="L24">
        <text:list-item>
          <text:p text:style-name="P32"><text:span text:style-name="T1">Trending (CHOP&lt;38.2):</text:span> Market is efficient and directional. Breakout and Pullback trades are high probability.</text:p>
        </text:list-item>
        <text:list-item>
          <text:p text:style-name="P32"><text:span text:style-name="T1">Ranging (CHOP&gt;61.8):</text:span> Market is inefficient and consolidating. <text:span text:style-name="T1">ALL MSS signals are ignored</text:span> unless they occur at extreme Higher Timeframe (HTF) Points of Interest (POI).</text:p>
        </text:list-item>
        <text:list-item>
          <text:p text:style-name="P32"><text:span text:style-name="T1">Transition (38.2&lt;CHOP&lt;61.8):</text:span> Standard logic applies.</text:p>
        </text:list-item>
      </text:list>
      <text:p text:style-name="P2"><text:span text:style-name="T2">Insight:</text:span> This filter effectively solves the "False Precision" feedback by preventing the strategy from trying to find precise structure where none exists. When the CHOP is high, the "structure" is essentially random noise.   </text:p>
      <text:p text:style-name="Horizontal_20_Line"/>
      <text:h text:style-name="Heading_20_2" text:outline-level="2"><text:soft-page-break/>5. Pillar III: Tiered Scoring System (The Confluence Engine)</text:h>
      <text:p text:style-name="Text_20_body">ILS 2.0 treated all setups as binary: "Is there an Order Block? Yes -&gt; Trade." This lack of nuance meant a counter-trend scalp was risked the same as a pro-trend swing trade. ILS 3.0 implements a <text:span text:style-name="T1">Weighted Scoring Model</text:span> to quantify the "Quality" of a setup.</text:p>
      <text:p text:style-name="Text_20_body">Every potential setup is graded on a scale of 0-100. The score dictates the <text:span text:style-name="T1">Conviction</text:span> (Trade/No Trade) and the <text:span text:style-name="T1">Dynamic Risk Scaling</text:span>.</text:p>
      <text:h text:style-name="Heading_20_3" text:outline-level="3">5.1 The Scoring Rubric</text:h>
      <text:p text:style-name="P2">The rubric assigns points based on the presence of confluence factors derived from the research.   </text:p>
      <text:p text:style-name="P12">Table 2: ILS 3.0 Setup Scoring Rubric</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Component</text:p>
            </table:table-cell>
            <table:table-cell table:style-name="Table2.A1" office:value-type="string">
              <text:p text:style-name="Table_20_Contents">Criteria Detail</text:p>
            </table:table-cell>
            <table:table-cell table:style-name="Table2.A1" office:value-type="string">
              <text:p text:style-name="Table_20_Contents">Points (Max 100)</text:p>
            </table:table-cell>
          </table:table-row>
        </table:table-header-rows>
        <table:table-row>
          <table:table-cell table:style-name="Table2.A1" office:value-type="string">
            <text:p text:style-name="P19">1. HTF Alignment</text:p>
          </table:table-cell>
          <table:table-cell table:style-name="Table2.A1" office:value-type="string">
            <text:p text:style-name="P20">Setup direction aligns with Daily/4H Bias (Expansion phase).</text:p>
          </table:table-cell>
          <table:table-cell table:style-name="Table2.A1" office:value-type="string">
            <text:p text:style-name="P19">25</text:p>
          </table:table-cell>
        </table:table-row>
        <table:table-row>
          <table:table-cell table:style-name="Table2.A1" office:value-type="string">
            <text:p text:style-name="P33"/>
          </table:table-cell>
          <table:table-cell table:style-name="Table2.A1" office:value-type="string">
            <text:p text:style-name="Table_20_Contents">Setup occurs inside a refined HTF POI (Order Block/FVG).</text:p>
          </table:table-cell>
          <table:table-cell table:style-name="Table2.A1" office:value-type="string">
            <text:p text:style-name="P19">15</text:p>
          </table:table-cell>
        </table:table-row>
        <table:table-row>
          <table:table-cell table:style-name="Table2.A1" office:value-type="string">
            <text:p text:style-name="P19">2. Displacement</text:p>
          </table:table-cell>
          <table:table-cell table:style-name="Table2.A1" office:value-type="string">
            <text:p text:style-name="P18">Breakout Candle Range &gt;2.0×ATR (Strong Displacement).</text:p>
          </table:table-cell>
          <table:table-cell table:style-name="Table2.A1" office:value-type="string">
            <text:p text:style-name="P19">10</text:p>
          </table:table-cell>
        </table:table-row>
        <table:table-row>
          <table:table-cell table:style-name="Table2.A1" office:value-type="string">
            <text:p text:style-name="P33"/>
          </table:table-cell>
          <table:table-cell table:style-name="Table2.A1" office:value-type="string">
            <text:p text:style-name="P20">FVG created is clear, unmitigated, and body-to-body.</text:p>
          </table:table-cell>
          <table:table-cell table:style-name="Table2.A1" office:value-type="string">
            <text:p text:style-name="P19">10</text:p>
          </table:table-cell>
        </table:table-row>
        <table:table-row>
          <table:table-cell table:style-name="Table2.A1" office:value-type="string">
            <text:p text:style-name="P19">3. Liquidity</text:p>
          </table:table-cell>
          <table:table-cell table:style-name="Table2.A1" office:value-type="string">
            <text:p text:style-name="P20">Setup preceded by clear Liquidity Sweep (Turtle Soup).</text:p>
          </table:table-cell>
          <table:table-cell table:style-name="Table2.A1" office:value-type="string">
            <text:p text:style-name="P19">15</text:p>
          </table:table-cell>
        </table:table-row>
        <table:table-row>
          <table:table-cell table:style-name="Table2.A1" office:value-type="string">
            <text:p text:style-name="P33"/>
          </table:table-cell>
          <table:table-cell table:style-name="Table2.A1" office:value-type="string">
            <text:p text:style-name="P20">"Inducement" exists (Internal liquidity resting <text:span text:style-name="T2">before</text:span> the POI).</text:p>
          </table:table-cell>
          <table:table-cell table:style-name="Table2.A1" office:value-type="string">
            <text:p text:style-name="P19">10</text:p>
          </table:table-cell>
        </table:table-row>
        <table:table-row>
          <table:table-cell table:style-name="Table2.A1" office:value-type="string">
            <text:p text:style-name="P19">4. Context</text:p>
          </table:table-cell>
          <table:table-cell table:style-name="Table2.A1" office:value-type="string">
            <text:p text:style-name="P20">Time of Day: London or NY "Killzone" (High Volume Session).</text:p>
          </table:table-cell>
          <table:table-cell table:style-name="Table2.A1" office:value-type="string">
            <text:p text:style-name="P19">10</text:p>
          </table:table-cell>
        </table:table-row>
        <table:table-row>
          <table:table-cell table:style-name="Table2.A1" office:value-type="string">
            <text:p text:style-name="P33"/>
          </table:table-cell>
          <table:table-cell table:style-name="Table2.A1" office:value-type="string">
            <text:p text:style-name="P18">CHOP Index indicates Trending conditions (&lt;50).</text:p>
          </table:table-cell>
          <table:table-cell table:style-name="Table2.A1" office:value-type="string">
            <text:p text:style-name="P19">5</text:p>
          </table:table-cell>
        </table:table-row>
      </table:table>
      <text:p text:style-name="Text_20_body">  </text:p>
      <text:h text:style-name="Heading_20_3" text:outline-level="3">5.2 Execution Tiers</text:h>
      <text:p text:style-name="Text_20_body">Based on the Total Score, the trade is categorized into tiers that dictate the execution protocol.</text:p>
      <text:list text:style-name="L25">
        <text:list-item>
          <text:p text:style-name="P34">Tier 1 (Score 85-100): "A+ Setup"</text:p>
          <text:list>
            <text:list-item>
              <text:p text:style-name="P35"><text:span text:style-name="T1">Definition:</text:span> Pro-trend, high displacement, clear liquidity sweep, in session.</text:p>
            </text:list-item>
            <text:list-item>
              <text:p text:style-name="P35"><text:span text:style-name="T1">Action:</text:span> Execute with <text:span text:style-name="T1">Full Risk Unit</text:span>.</text:p>
            </text:list-item>
            <text:list-item>
              <text:p text:style-name="P35"><text:span text:style-name="T1">Management:</text:span> Aggressive targets, hold for swing, widen stops slightly to accommodate volatility.</text:p>
            </text:list-item>
          </text:list>
        </text:list-item>
        <text:list-item>
          <text:p text:style-name="P34">Tier 2 (Score 65-84): "B Setup"</text:p>
          <text:list>
            <text:list-item>
              <text:p text:style-name="P35"><text:span text:style-name="T1">Definition:</text:span> Valid setup but missing one key factor (e.g., Counter-trend but at HTF POI, or weak displacement).</text:p>
            </text:list-item>
            <text:list-item>
              <text:p text:style-name="P35"><text:soft-page-break/><text:span text:style-name="T1">Action:</text:span> Execute with <text:span text:style-name="T1">Half Risk Unit</text:span>.</text:p>
            </text:list-item>
            <text:list-item>
              <text:p text:style-name="P35"><text:span text:style-name="T1">Management:</text:span> Take partial profits early, move stop to breakeven quickly.</text:p>
            </text:list-item>
          </text:list>
        </text:list-item>
        <text:list-item>
          <text:p text:style-name="P34">Tier 3 (Score &lt; 65): "Sub-Optimal"</text:p>
          <text:list>
            <text:list-item>
              <text:p text:style-name="P35"><text:span text:style-name="T1">Definition:</text:span> Low confluence, choppy market, or conflicting signals.</text:p>
            </text:list-item>
            <text:list-item>
              <text:p text:style-name="P35"><text:span text:style-name="T1">Action:</text:span> <text:span text:style-name="T1">NO TRADE</text:span>. (Or execute with Quarter Risk only if discretionary context is overwhelming).</text:p>
            </text:list-item>
          </text:list>
        </text:list-item>
      </text:list>
      <text:p text:style-name="Text_20_body"><text:span text:style-name="T2">Strategic Implication:</text:span> This system enforces discipline. It mathematically prevents "forcing" mediocre trades. It explicitly addresses the "Sizing Risks" feedback by reducing exposure to lower-probability events.</text:p>
      <text:p text:style-name="Horizontal_20_Line"/>
      <text:h text:style-name="Heading_20_2" text:outline-level="2">6. Pillar IV: Risk Architecture (Fixed Fractional Position Sizing)</text:h>
      <text:p text:style-name="P2">The transition from the Kelly Criterion to Fixed Fractional Sizing is the most critical defensive upgrade in ILS 3.0. The potential for "Ruins" due to estimation error in Kelly Sizing is unacceptable.   </text:p>
      <text:h text:style-name="Heading_20_3" text:outline-level="3">6.1 The Mathematical Superiority of Fixed Fractional</text:h>
      <text:p text:style-name="P2">ILS 3.0 adopts <text:span text:style-name="T1">Fixed Fractional Sizing</text:span>. This method risks a fixed percentage of current account equity on each trade.   </text:p>
      <text:p text:style-name="Text_20_body"><text:span text:style-name="T1">Formula:</text:span> </text:p>
      <text:p text:style-name="P2">PositionSize(Units)=StopLossDistance(CurrencyValue)AccountEquity×Risk%​</text:p>
      <text:p text:style-name="P12">Advantages over Kelly:</text:p>
      <text:list text:style-name="L26">
        <text:list-item>
          <text:p text:style-name="P36"><text:span text:style-name="T1">Anti-Martingale Property:</text:span> As the account grows, the absolute dollar risk increases (compounding). As the account draws down, the absolute dollar risk <text:span text:style-name="T2">decreases</text:span>, preserving the capital base. This creates a "soft landing" during losing streaks, unlike Kelly which maintains aggressive sizing percentages.   </text:p>
        </text:list-item>
      </text:list>
      <text:list text:style-name="L27">
        <text:list-item>
          <text:p text:style-name="P37"><text:span text:style-name="T1">Robustness (Independence from Estimation):</text:span> Fixed Fractional does not rely on predicting a win rate (p) or payoff (b). It only requires defining a risk tolerance. It is robust to "Model Decay" where the strategy's edge diminishes over time.</text:p>
        </text:list-item>
      </text:list>
      <text:list text:style-name="L28">
        <text:list-item>
          <text:p text:style-name="P38"><text:span text:style-name="T1">Psychological Stability:</text:span> It smoothens the equity curve, avoiding the massive volatility (50%+ drawdowns) inherent in Kelly-sized portfolios.   </text:p>
        </text:list-item>
      </text:list>
      <text:list text:style-name="L29">
        <text:list-item text:start-value="3">
          <text:p text:style-name="P39"/>
        </text:list-item>
      </text:list>
      <text:h text:style-name="Heading_20_3" text:outline-level="3">6.2 Dynamic Risk Scaling (DRS)</text:h>
      <text:p text:style-name="Text_20_body">While the sizing model is Fixed Fractional, the <text:span text:style-name="T2">fraction itself</text:span> is dynamic based on the <text:span text:style-name="T1">Tiered Score</text:span> (Pillar III).</text:p>
      <text:list text:style-name="L30">
        <text:list-item>
          <text:p text:style-name="P40"><text:soft-page-break/><text:span text:style-name="T1">Base Risk Unit (R):</text:span> Defined as 1.0% of Equity (Conservative) or 2.0% (Aggressive).</text:p>
        </text:list-item>
        <text:list-item>
          <text:p text:style-name="P41"><text:span text:style-name="T1">Tier 1 Trade:</text:span> Risk = 1.0×R (e.g., 1.0%).</text:p>
        </text:list-item>
        <text:list-item>
          <text:p text:style-name="P41"><text:span text:style-name="T1">Tier 2 Trade:</text:span> Risk = 0.5×R (e.g., 0.5%).</text:p>
        </text:list-item>
        <text:list-item>
          <text:p text:style-name="P40"><text:span text:style-name="T1">Consecutive Loss Filter (The "Circuit Breaker"):</text:span> If the strategy experiences a drawdown of <text:span text:style-name="T1">5%</text:span> (5R), the Base Risk Unit is temporarily reduced to <text:span text:style-name="T1">0.5%</text:span> until the high-water mark is recovered. This "Drawdown Breaker" prevents a bad streak (regime shift) from becoming catastrophic.</text:p>
        </text:list-item>
      </text:list>
      <text:h text:style-name="Heading_20_3" text:outline-level="3">6.3 Correlation and Event Risk Filters</text:h>
      <text:p text:style-name="Text_20_body">To further bulletproof the sizing, ILS 3.0 introduces constraints on correlation and event risk.</text:p>
      <text:p text:style-name="Text_20_body"><text:span text:style-name="T1">The Correlation Matrix Constraint:</text:span> ILS 2.0 often took multiple trades in the same direction (e.g., Long EURUSD, Short USDCHF, Long GBPUSD). This effectively tripled the risk on a single factor: the US Dollar.</text:p>
      <text:list text:style-name="L31">
        <text:list-item>
          <text:p text:style-name="P42"><text:span text:style-name="T1">Rule:</text:span> Maximum aggregate risk on highly correlated assets (Correlation Coefficient &gt;0.7) is capped at <text:span text:style-name="T1">2.0%</text:span>. If a Tier 1 setup exists on EURUSD (Long), we cannot take a Tier 2 setup on GBPUSD (Long) if it exceeds the risk cap.</text:p>
        </text:list-item>
      </text:list>
      <text:p text:style-name="Text_20_body"><text:span text:style-name="T1">Event Risk (News) Filter:</text:span> "Smart Money" often uses high-impact news (NFP, CPI, FOMC) to inject volatility.</text:p>
      <text:list text:style-name="L32">
        <text:list-item>
          <text:p text:style-name="P43"><text:span text:style-name="T1">Rule:</text:span> <text:span text:style-name="T1">No New Entries</text:span> 30 minutes before or 15 minutes after "Red Folder" (High Impact) news events.</text:p>
        </text:list-item>
        <text:list-item>
          <text:p text:style-name="P44"><text:span text:style-name="T1">Management:</text:span> If open profit &lt;1R before news, move Stop Loss to Breakeven or close. If open profit &gt;2R, widen stops or hedge. This protects the algorithm from "Slippage Risk" and "Gap Risk".   </text:p>
        </text:list-item>
      </text:list>
      <text:list text:style-name="L33">
        <text:list-item>
          <text:p text:style-name="P45"/>
        </text:list-item>
      </text:list>
      <text:p text:style-name="Horizontal_20_Line"/>
      <text:h text:style-name="Heading_20_2" text:outline-level="2">7. Technical Implementation &amp; Algorithmic Logic</text:h>
      <text:p text:style-name="P2">This section outlines the operational logic for implementing ILS 3.0 in a programming environment (e.g., Python or Pine Script), referencing the provided library structures.   </text:p>
      <text:h text:style-name="Heading_20_3" text:outline-level="3">7.1 Refined Fair Value Gap (FVG) Detection</text:h>
      <text:p text:style-name="P2">FVGs are often subjective. ILS 3.0 standardizes them using a 3-candle logic.   </text:p>
      <text:p text:style-name="P12">Algorithm:</text:p>
      <text:list text:style-name="L34">
        <text:list-item>
          <text:p text:style-name="P46"><text:span text:style-name="T1">Identify Sequence:</text:span> Look at candles i−2, i−1, i.</text:p>
        </text:list-item>
        <text:list-item>
          <text:p text:style-name="P46"><text:span text:style-name="T1">Bullish FVG Condition:</text:span> Low[i]&gt;High[i−2] AND Close[i−1]&gt;Open[i−1] (Green Candle).</text:p>
        </text:list-item>
        <text:list-item>
          <text:p text:style-name="P46"><text:soft-page-break/><text:span text:style-name="T1">Bearish FVG Condition:</text:span> High[i]&lt;Low[i−2] AND Close[i−1]&lt;Open[i−1] (Red Candle).</text:p>
        </text:list-item>
        <text:list-item>
          <text:p text:style-name="P46"><text:span text:style-name="T1">Size Filter:</text:span> GapSize=∣Low[i]−High[i−2]∣.</text:p>
          <text:list>
            <text:list-item>
              <text:p text:style-name="P46">IF GapSize&gt;(ATR14​×0.5): <text:span text:style-name="T1">Valid FVG</text:span>.</text:p>
            </text:list-item>
            <text:list-item>
              <text:p text:style-name="P47">ELSE: <text:span text:style-name="T1">Ignore (Noise)</text:span>.</text:p>
            </text:list-item>
          </text:list>
        </text:list-item>
        <text:list-item>
          <text:p text:style-name="P46"><text:span text:style-name="T1">Mitigation Logic:</text:span> If a future candle Close[i+n] crosses the FVG threshold, mark as "Mitigated/Invalid."</text:p>
        </text:list-item>
      </text:list>
      <text:h text:style-name="Heading_20_3" text:outline-level="3">7.2 Refined Order Block (OB) Logic</text:h>
      <text:p text:style-name="Text_20_body">In ILS 3.0, an Order Block is filtered for <text:span text:style-name="T1">Institutional Sponsorship</text:span>.</text:p>
      <text:p text:style-name="P2"><text:span text:style-name="T1">Definition:</text:span> A Bullish OB is the last selling candle (down-close) prior to a <text:span text:style-name="T1">Displacement</text:span> move that breaks structure (MSS).   </text:p>
      <text:p text:style-name="P12">Validation Logic:</text:p>
      <text:list text:style-name="L35">
        <text:list-item>
          <text:p text:style-name="P48"><text:span text:style-name="T1">Structure Break:</text:span> The move initiated by the OB <text:span text:style-name="T2">must</text:span> break a valid swing high/low defined by the Adaptive Fractal.</text:p>
        </text:list-item>
        <text:list-item>
          <text:p text:style-name="P48"><text:span text:style-name="T1">Imbalance Creation:</text:span> The move must leave behind a valid FVG (as defined in 7.1). This links OB validation to FVG creation, proving urgency.</text:p>
        </text:list-item>
        <text:list-item>
          <text:p text:style-name="P49"><text:span text:style-name="T1">Volume Confirmation:</text:span> The OB candle should ideally have volume &gt;AverageVolume (absorption of retail selling).</text:p>
        </text:list-item>
      </text:list>
      <text:h text:style-name="Heading_20_3" text:outline-level="3">7.3 Liquidity Sweep ("Turtle Soup") Detection</text:h>
      <text:p text:style-name="P2">A Liquidity Sweep is defined as price piercing a Swing High/Low but failing to close beyond it (or closing marginally beyond and immediately reversing).   </text:p>
      <text:p text:style-name="P12">Algorithm:</text:p>
      <text:list text:style-name="L36">
        <text:list-item>
          <text:p text:style-name="P50">Identify Swing High P using Adaptive Fractal Logic.</text:p>
        </text:list-item>
        <text:list-item>
          <text:p text:style-name="P50">Monitor current price C.</text:p>
        </text:list-item>
        <text:list-item>
          <text:p text:style-name="P50"><text:span text:style-name="T1">Wick Sweep:</text:span> IF Highcurr​&gt;Phigh​ AND Closecurr​&lt;Phigh​: Signal <text:span text:style-name="T1">Strong Liquidity Sweep</text:span>.</text:p>
        </text:list-item>
        <text:list-item>
          <text:p text:style-name="P50"><text:span text:style-name="T1">Fakeout:</text:span> IF Closecurr​&gt;Phigh​ BUT Closenext​&lt;Phigh​ (Immediate Reversal): Signal <text:span text:style-name="T1">Delayed Liquidity Sweep</text:span>.</text:p>
        </text:list-item>
      </text:list>
      <text:h text:style-name="Heading_20_3" text:outline-level="3">7.4 Signal Generation Loop (Pseudo-Code)</text:h>
      <text:p text:style-name="P2">Python</text:p>
      <text:p text:style-name="P51"><text:span text:style-name="Source_20_Text"># ILS 3.0 Signal Logic</text:span></text:p>
      <text:p text:style-name="Preformatted_20_Text"><text:span text:style-name="Source_20_Text">FOR each candle:</text:span></text:p>
      <text:p text:style-name="Preformatted_20_Text"><text:span text:style-name="Source_20_Text"><text:s text:c="4"/># 1. Update Volatility &amp; Regimes</text:span></text:p>
      <text:p text:style-name="Preformatted_20_Text"><text:span text:style-name="Source_20_Text"><text:s text:c="4"/>Calculate ATR_14, ATR_100</text:span></text:p>
      <text:p text:style-name="Preformatted_20_Text"><text:span text:style-name="Source_20_Text"><text:s text:c="4"/>Calculate CHOP_14</text:span></text:p>
      <text:p text:style-name="Preformatted_20_Text"><text:span text:style-name="Source_20_Text"><text:s text:c="4"/>Determine L_adaptive (Fractal Lookback)</text:span></text:p>
      <text:p text:style-name="Preformatted_20_Text"><text:soft-page-break/><text:span text:style-name="Source_20_Text"><text:s text:c="4"/>Update Swing_Highs, Swing_Lows using L_adaptive</text:span></text:p>
      <text:p text:style-name="Preformatted_20_Text"/>
      <text:p text:style-name="Preformatted_20_Text"><text:span text:style-name="Source_20_Text"><text:s text:c="4"/># 2. Check for Liquidity Sweeps</text:span></text:p>
      <text:p text:style-name="Preformatted_20_Text"><text:span text:style-name="Source_20_Text"><text:s text:c="4"/>IF High &gt; Prev_Swing_High AND Close &lt; Prev_Swing_High:</text:span></text:p>
      <text:p text:style-name="Preformatted_20_Text"><text:span text:style-name="Source_20_Text"><text:s text:c="8"/>Sweep_Detected = True</text:span></text:p>
      <text:p text:style-name="Preformatted_20_Text"><text:span text:style-name="Source_20_Text"><text:s text:c="8"/>Sweep_Type = "Bearish"</text:span></text:p>
      <text:p text:style-name="Preformatted_20_Text"/>
      <text:p text:style-name="Preformatted_20_Text"><text:span text:style-name="Source_20_Text"><text:s text:c="4"/># 3. Validation Gate (If Sweep Detected)</text:span></text:p>
      <text:p text:style-name="Preformatted_20_Text"><text:span text:style-name="Source_20_Text"><text:s text:c="4"/>IF Sweep_Detected:</text:span></text:p>
      <text:p text:style-name="Preformatted_20_Text"><text:span text:style-name="Source_20_Text"><text:s text:c="8"/># Check Displacement</text:span></text:p>
      <text:p text:style-name="Preformatted_20_Text"><text:span text:style-name="Source_20_Text"><text:s text:c="8"/>IF (Body_Size &gt; 0.6 * Range) AND (Range &gt; 1.5 * ATR_14):</text:span></text:p>
      <text:p text:style-name="Preformatted_20_Text"><text:span text:style-name="Source_20_Text"><text:s text:c="12"/>Displacement = True</text:span></text:p>
      <text:p text:style-name="Preformatted_20_Text"><text:span text:style-name="Source_20_Text"><text:s text:c="8"/></text:span></text:p>
      <text:p text:style-name="Preformatted_20_Text"><text:span text:style-name="Source_20_Text"><text:s text:c="8"/># Check MSS (Break of Internal Low)</text:span></text:p>
      <text:p text:style-name="Preformatted_20_Text"><text:span text:style-name="Source_20_Text"><text:s text:c="8"/>IF Close &lt; Internal_Swing_Low:</text:span></text:p>
      <text:p text:style-name="Preformatted_20_Text"><text:span text:style-name="Source_20_Text"><text:s text:c="12"/>MSS = True</text:span></text:p>
      <text:p text:style-name="Preformatted_20_Text"><text:span text:style-name="Source_20_Text"><text:s text:c="8"/></text:span></text:p>
      <text:p text:style-name="Preformatted_20_Text"><text:span text:style-name="Source_20_Text"><text:s text:c="8"/># Check FVG Creation</text:span></text:p>
      <text:p text:style-name="Preformatted_20_Text"><text:span text:style-name="Source_20_Text"><text:s text:c="8"/>IF FVG_Created_In_Leg:</text:span></text:p>
      <text:p text:style-name="Preformatted_20_Text"><text:span text:style-name="Source_20_Text"><text:s text:c="12"/>FVG_Valid = True</text:span></text:p>
      <text:p text:style-name="Preformatted_20_Text"/>
      <text:p text:style-name="Preformatted_20_Text"><text:span text:style-name="Source_20_Text"><text:s text:c="4"/># 4. Scoring &amp; Execution</text:span></text:p>
      <text:p text:style-name="Preformatted_20_Text"><text:span text:style-name="Source_20_Text"><text:s text:c="4"/>IF Sweep_Detected AND Displacement AND MSS AND FVG_Valid:</text:span></text:p>
      <text:p text:style-name="Preformatted_20_Text"><text:span text:style-name="Source_20_Text"><text:s text:c="8"/>Score = Calculate_Score(HTF_Bias, FVG_Quality, Time_Of_Day, CHOP)</text:span></text:p>
      <text:p text:style-name="Preformatted_20_Text"><text:span text:style-name="Source_20_Text"><text:s text:c="8"/></text:span></text:p>
      <text:p text:style-name="Preformatted_20_Text"><text:span text:style-name="Source_20_Text"><text:s text:c="8"/>IF Score &gt;= 65: # Tier 2 Minimum</text:span></text:p>
      <text:p text:style-name="Preformatted_20_Text"><text:span text:style-name="Source_20_Text"><text:s text:c="12"/>Risk_Percent = Determine_Risk(Score, Equity, Drawdown_State)</text:span></text:p>
      <text:p text:style-name="P52"><text:span text:style-name="Source_20_Text"><text:s text:c="12"/>Execute_Trade(Direction="Short", Risk=Risk_Percent)</text:span></text:p>
      <text:p text:style-name="Horizontal_20_Line"/>
      <text:h text:style-name="Heading_20_2" text:outline-level="2">8. Conclusion</text:h>
      <text:p text:style-name="Text_20_body">ILS 3.0 (Refined) is a mature, professional-grade trading strategy that bridges the gap between the theoretical promise of "Smart Money Concepts" and the harsh reality of live market execution. It strips away the retail hype and "False Precision" of the previous model, preserving the valid mechanical concepts of Liquidity and Efficiency while discarding the dangerous narratives.</text:p>
      <text:p text:style-name="Text_20_body">By implementing <text:span text:style-name="T1">Asset-Specific Adaptive Fractals</text:span>, the strategy respects the unique volatility signatures of different instruments, eliminating fragility. By demanding <text:span text:style-name="T1">Conditional MSS with Displacement</text:span>, it filters out the high-frequency noise that plagues lower timeframes. By utilizing a <text:span text:style-name="T1">Tiered Scoring System</text:span>, it ensures capital is concentrated only on the highest-probability setups. And finally, by anchoring risk to a <text:span text:style-name="T1">Fixed Fractional</text:span> model, it ensures the longevity of the trading operation against the inevitable chaos of the markets.</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Roboto" svg:font-family="Roboto"/>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Roboto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Roboto1" style:font-family-complex="Roboto"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Roboto1" style:font-family-complex="Roboto"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Roboto1" style:font-family-complex="Roboto"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8T15:33:41.083267866</meta:creation-date>
    <dc:date>2026-01-08T15:34:28.579450180</dc:date>
    <meta:editing-duration>PT47S</meta:editing-duration>
    <meta:editing-cycles>1</meta:editing-cycles>
    <meta:document-statistic meta:table-count="2" meta:image-count="0" meta:object-count="0" meta:page-count="12" meta:paragraph-count="255" meta:word-count="3609" meta:character-count="25372" meta:non-whitespace-character-count="20798"/>
    <meta:generator>LibreOffice/25.8.3.2$Linux_X86_64 LibreOffice_project/580$Build-2</meta:generator>
  </office:meta>
</office:document-meta>
</file>